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48.47mm"/>
    </style:style>
    <style:style style:name="co8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1.56pt double #000000" style:border-line-width="0.26mm 0.26mm 0.02mm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1.56pt double #000000" style:border-line-width="0.26mm 0.26mm 0.02mm"/>
      <style:paragraph-properties fo:text-align="center" fo:margin-left="0mm"/>
    </style:style>
    <style:style style:name="ce9" style:family="table-cell" style:parent-style-name="Default">
      <style:table-cell-properties fo:border="1.56pt double #000000" style:border-line-width="0.26mm 0.26mm 0.02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Default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7" office:value-type="string" calcext:value-type="string" table:number-columns-spanned="5" table:number-rows-spanned="1">
            <text:p>Patron 1 cm </text:p>
          </table:table-cell>
          <table:covered-table-cell table:number-columns-repeated="4"/>
          <table:table-cell/>
          <table:table-cell table:style-name="ce7" office:value-type="string" calcext:value-type="string" table:number-columns-spanned="5" table:number-rows-spanned="1">
            <text:p>Patron 0,5 cm </text:p>
          </table:table-cell>
          <table:covered-table-cell table:number-columns-repeated="4" table:style-name="ce9"/>
          <table:table-cell/>
        </table:table-row>
        <table:table-row table:style-name="ro1">
          <table:table-cell table:number-columns-repeated="3"/>
          <table:table-cell office:value-type="string" calcext:value-type="string">
            <text:p>Altura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Shutter Speed</text:p>
          </table:table-cell>
          <table:table-cell office:value-type="string" calcext:value-type="string">
            <text:p>CentroX(Eje menor)</text:p>
          </table:table-cell>
          <table:table-cell office:value-type="string" calcext:value-type="string">
            <text:p>CentroY(Eje mayor)</text:p>
          </table:table-cell>
          <table:table-cell/>
          <table:table-cell office:value-type="string" calcext:value-type="string">
            <text:p>Altura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Shutter Speed</text:p>
          </table:table-cell>
          <table:table-cell office:value-type="string" calcext:value-type="string">
            <text:p>CentroX(Eje menor)</text:p>
          </table:table-cell>
          <table:table-cell office:value-type="string" calcext:value-type="string">
            <text:p>CentroY(Eje mayor)</text:p>
          </table:table-cell>
          <table:table-cell/>
        </table:table-row>
        <table:table-row table:style-name="ro1">
          <table:table-cell table:number-columns-repeated="2"/>
          <table:table-cell table:formula="of:=([.E6]*[.F6])/[.D6]" office:value-type="float" office:value="0.00208333333333333" calcext:value-type="float">
            <text:p>0,0020833333333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5.27" calcext:value-type="float">
            <text:p>5,27</text:p>
          </table:table-cell>
          <table:table-cell office:value-type="float" office:value="8.84" calcext:value-type="float">
            <text:p>8,84</text:p>
          </table:table-cell>
          <table:table-cell table:formula="of:=[.H6]-[.G6]" office:value-type="float" office:value="3.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60</text:p>
          </table:table-cell>
          <table:table-cell office:value-type="float" office:value="2.75" calcext:value-type="float">
            <text:p>2,75</text:p>
          </table:table-cell>
          <table:table-cell office:value-type="float" office:value="5.41" calcext:value-type="float">
            <text:p>5,41</text:p>
          </table:table-cell>
          <table:table-cell table:formula="of:=[.N6]-[.M6]" office:value-type="float" office:value="2.66" calcext:value-type="float">
            <text:p>2,66</text:p>
          </table:table-cell>
        </table:table-row>
        <table:table-row table:style-name="ro1">
          <table:table-cell table:number-columns-repeated="2"/>
          <table:table-cell table:formula="of:=([.E7]*[.F7])/[.D7]" office:value-type="float" office:value="0.00104166666666667" calcext:value-type="float">
            <text:p>0,0010416666666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5.6" calcext:value-type="float">
            <text:p>5,6</text:p>
          </table:table-cell>
          <table:table-cell office:value-type="float" office:value="6.84" calcext:value-type="float">
            <text:p>6,84</text:p>
          </table:table-cell>
          <table:table-cell table:formula="of:=[.H7]-[.G7]" office:value-type="float" office:value="1.24" calcext:value-type="float">
            <text:p>1,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20</text:p>
          </table:table-cell>
          <table:table-cell office:value-type="float" office:value="3.42" calcext:value-type="float">
            <text:p>3,42</text:p>
          </table:table-cell>
          <table:table-cell office:value-type="float" office:value="4.62" calcext:value-type="float">
            <text:p>4,62</text:p>
          </table:table-cell>
          <table:table-cell table:formula="of:=[.N7]-[.M7]" office:value-type="float" office:value="1.2" calcext:value-type="float">
            <text:p>1,2</text:p>
          </table:table-cell>
        </table:table-row>
        <table:table-row table:style-name="ro1">
          <table:table-cell table:number-columns-repeated="2"/>
          <table:table-cell table:formula="of:=([.E8]*[.F8])/[.D8]" office:value-type="float" office:value="0.000520833333333333" calcext:value-type="float">
            <text:p>0,0005208333333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5.7" calcext:value-type="float">
            <text:p>5,7</text:p>
          </table:table-cell>
          <table:table-cell office:value-type="float" office:value="6.14" calcext:value-type="float">
            <text:p>6,14</text:p>
          </table:table-cell>
          <table:table-cell table:formula="of:=[.H8]-[.G8]" office:value-type="float" office:value="0.44" calcext:value-type="float">
            <text:p>0,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40</text:p>
          </table:table-cell>
          <table:table-cell office:value-type="float" office:value="3.87" calcext:value-type="float">
            <text:p>3,87</text:p>
          </table:table-cell>
          <table:table-cell office:value-type="float" office:value="4.42" calcext:value-type="float">
            <text:p>4,42</text:p>
          </table:table-cell>
          <table:table-cell table:formula="of:=[.N8]-[.M8]" office:value-type="float" office:value="0.55" calcext:value-type="float">
            <text:p>0,55</text:p>
          </table:table-cell>
        </table:table-row>
        <table:table-row table:style-name="ro1">
          <table:table-cell table:number-columns-repeated="2"/>
          <table:table-cell table:formula="of:=([.E9]*[.F9])/[.D9]" office:value-type="float" office:value="0.00833333333333333" calcext:value-type="float">
            <text:p>0,008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7.74" calcext:value-type="float">
            <text:p>7,74</text:p>
          </table:table-cell>
          <table:table-cell office:value-type="float" office:value="126.06" calcext:value-type="float">
            <text:p>126,06</text:p>
          </table:table-cell>
          <table:table-cell table:formula="of:=[.H9]-[.G9]" office:value-type="float" office:value="118.32" calcext:value-type="float">
            <text:p>118,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60</text:p>
          </table:table-cell>
          <table:table-cell office:value-type="float" office:value="2.89" calcext:value-type="float">
            <text:p>2,89</text:p>
          </table:table-cell>
          <table:table-cell office:value-type="float" office:value="25.55" calcext:value-type="float">
            <text:p>25,55</text:p>
          </table:table-cell>
          <table:table-cell table:formula="of:=[.N9]-[.M9]" office:value-type="float" office:value="22.66" calcext:value-type="float">
            <text:p>22,66</text:p>
          </table:table-cell>
        </table:table-row>
        <table:table-row table:style-name="ro1">
          <table:table-cell table:number-columns-repeated="2"/>
          <table:table-cell table:formula="of:=([.E10]*[.F10])/[.D10]" office:value-type="float" office:value="0.00416666666666667" calcext:value-type="float">
            <text:p>0,0041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7.57" calcext:value-type="float">
            <text:p>7,57</text:p>
          </table:table-cell>
          <table:table-cell office:value-type="float" office:value="146.23" calcext:value-type="float">
            <text:p>146,23</text:p>
          </table:table-cell>
          <table:table-cell table:formula="of:=[.H10]-[.G10]" office:value-type="float" office:value="138.66" calcext:value-type="float">
            <text:p>138,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120</text:p>
          </table:table-cell>
          <table:table-cell office:value-type="float" office:value="3.32" calcext:value-type="float">
            <text:p>3,32</text:p>
          </table:table-cell>
          <table:table-cell office:value-type="float" office:value="29.25" calcext:value-type="float">
            <text:p>29,25</text:p>
          </table:table-cell>
          <table:table-cell table:formula="of:=[.N10]-[.M10]" office:value-type="float" office:value="25.93" calcext:value-type="float">
            <text:p>25,93</text:p>
          </table:table-cell>
        </table:table-row>
        <table:table-row table:style-name="ro1">
          <table:table-cell table:number-columns-repeated="2"/>
          <table:table-cell table:formula="of:=([.E11]*[.F11])/[.D11]" office:value-type="float" office:value="0.00208333333333333" calcext:value-type="float">
            <text:p>0,0020833333333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6.74" calcext:value-type="float">
            <text:p>6,74</text:p>
          </table:table-cell>
          <table:table-cell office:value-type="float" office:value="77.04" calcext:value-type="float">
            <text:p>77,04</text:p>
          </table:table-cell>
          <table:table-cell table:formula="of:=[.H11]-[.G11]" office:value-type="float" office:value="70.3" calcext:value-type="float">
            <text:p>70,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240</text:p>
          </table:table-cell>
          <table:table-cell office:value-type="float" office:value="5.54" calcext:value-type="float">
            <text:p>5,54</text:p>
          </table:table-cell>
          <table:table-cell office:value-type="float" office:value="8.68" calcext:value-type="float">
            <text:p>8,68</text:p>
          </table:table-cell>
          <table:table-cell table:formula="of:=[.N11]-[.M11]" office:value-type="float" office:value="3.14" calcext:value-type="float">
            <text:p>3,14</text:p>
          </table:table-cell>
        </table:table-row>
        <table:table-row table:style-name="ro1">
          <table:table-cell table:number-columns-repeated="2"/>
          <table:table-cell table:formula="of:=([.E12]*[.F12])/[.D12]" office:value-type="float" office:value="0.0104166666666667" calcext:value-type="float">
            <text:p>0,0104166666666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7.58" calcext:value-type="float">
            <text:p>7,58</text:p>
          </table:table-cell>
          <table:table-cell office:value-type="float" office:value="117.16" calcext:value-type="float">
            <text:p>117,16</text:p>
          </table:table-cell>
          <table:table-cell table:formula="of:=[.H12]-[.G12]" office:value-type="float" office:value="109.58" calcext:value-type="float">
            <text:p>109,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60</text:p>
          </table:table-cell>
          <table:table-cell office:value-type="float" office:value="7.57" calcext:value-type="float">
            <text:p>7,57</text:p>
          </table:table-cell>
          <table:table-cell office:value-type="float" office:value="117.16" calcext:value-type="float">
            <text:p>117,16</text:p>
          </table:table-cell>
          <table:table-cell table:formula="of:=[.N12]-[.M12]" office:value-type="float" office:value="109.59" calcext:value-type="float">
            <text:p>109,59</text:p>
          </table:table-cell>
        </table:table-row>
        <table:table-row table:style-name="ro1">
          <table:table-cell table:number-columns-repeated="2"/>
          <table:table-cell table:formula="of:=([.E13]*[.F13])/[.D13]" office:value-type="float" office:value="0.00520833333333333" calcext:value-type="float">
            <text:p>0,0052083333333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7.81" calcext:value-type="float">
            <text:p>7,81</text:p>
          </table:table-cell>
          <table:table-cell office:value-type="float" office:value="129.47" calcext:value-type="float">
            <text:p>129,47</text:p>
          </table:table-cell>
          <table:table-cell table:formula="of:=[.H13]-[.G13]" office:value-type="float" office:value="121.66" calcext:value-type="float">
            <text:p>121,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120</text:p>
          </table:table-cell>
          <table:table-cell office:value-type="float" office:value="3.15" calcext:value-type="float">
            <text:p>3,15</text:p>
          </table:table-cell>
          <table:table-cell office:value-type="float" office:value="10.04" calcext:value-type="float">
            <text:p>10,04</text:p>
          </table:table-cell>
          <table:table-cell table:formula="of:=[.N13]-[.M13]" office:value-type="float" office:value="6.89" calcext:value-type="float">
            <text:p>6,89</text:p>
          </table:table-cell>
        </table:table-row>
        <table:table-row table:style-name="ro1">
          <table:table-cell table:number-columns-repeated="2"/>
          <table:table-cell table:formula="of:=([.E14]*[.F14])/[.D14]" office:value-type="float" office:value="0.00260416666666667" calcext:value-type="float">
            <text:p>0,0026041666666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5.52" calcext:value-type="float">
            <text:p>5,52</text:p>
          </table:table-cell>
          <table:table-cell office:value-type="float" office:value="37.5" calcext:value-type="float">
            <text:p>37,5</text:p>
          </table:table-cell>
          <table:table-cell table:formula="of:=[.H14]-[.G14]" office:value-type="float" office:value="31.98" calcext:value-type="float">
            <text:p>31,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240</text:p>
          </table:table-cell>
          <table:table-cell office:value-type="float" office:value="5.28" calcext:value-type="float">
            <text:p>5,28</text:p>
          </table:table-cell>
          <table:table-cell office:value-type="float" office:value="10.85" calcext:value-type="float">
            <text:p>10,85</text:p>
          </table:table-cell>
          <table:table-cell table:formula="of:=[.N14]-[.M14]" office:value-type="float" office:value="5.57" calcext:value-type="float">
            <text:p>5,57</text:p>
          </table:table-cell>
        </table:table-row>
        <table:table-row table:style-name="ro1">
          <table:table-cell table:number-columns-repeated="2"/>
          <table:table-cell table:formula="of:=([.E15]*[.F15])/[.D15]" office:value-type="float" office:value="0.00277777777777778" calcext:value-type="float">
            <text:p>0,002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6.5" calcext:value-type="float">
            <text:p>6,5</text:p>
          </table:table-cell>
          <table:table-cell office:value-type="float" office:value="11.23" calcext:value-type="float">
            <text:p>11,23</text:p>
          </table:table-cell>
          <table:table-cell table:formula="of:=[.H15]-[.G15]" office:value-type="float" office:value="4.73" calcext:value-type="float">
            <text:p>4,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60</text:p>
          </table:table-cell>
          <table:table-cell office:value-type="float" office:value="4.58" calcext:value-type="float">
            <text:p>4,58</text:p>
          </table:table-cell>
          <table:table-cell office:value-type="float" office:value="12.02" calcext:value-type="float">
            <text:p>12,02</text:p>
          </table:table-cell>
          <table:table-cell table:formula="of:=[.N15]-[.M15]" office:value-type="float" office:value="7.44" calcext:value-type="float">
            <text:p>7,44</text:p>
          </table:table-cell>
        </table:table-row>
        <table:table-row table:style-name="ro1">
          <table:table-cell table:number-columns-repeated="2"/>
          <table:table-cell table:formula="of:=([.E16]*[.F16])/[.D16]" office:value-type="float" office:value="0.00138888888888889" calcext:value-type="float">
            <text:p>0,0013888888888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6.73" calcext:value-type="float">
            <text:p>6,73</text:p>
          </table:table-cell>
          <table:table-cell office:value-type="float" office:value="8.12" calcext:value-type="float">
            <text:p>8,12</text:p>
          </table:table-cell>
          <table:table-cell table:formula="of:=[.H16]-[.G16]" office:value-type="float" office:value="1.39" calcext:value-type="float">
            <text:p>1,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20</text:p>
          </table:table-cell>
          <table:table-cell office:value-type="float" office:value="4.74" calcext:value-type="float">
            <text:p>4,74</text:p>
          </table:table-cell>
          <table:table-cell office:value-type="float" office:value="7.56" calcext:value-type="float">
            <text:p>7,56</text:p>
          </table:table-cell>
          <table:table-cell table:formula="of:=[.N16]-[.M16]" office:value-type="float" office:value="2.82" calcext:value-type="float">
            <text:p>2,82</text:p>
          </table:table-cell>
        </table:table-row>
        <table:table-row table:style-name="ro1">
          <table:table-cell table:number-columns-repeated="2"/>
          <table:table-cell table:formula="of:=([.E17]*[.F17])/[.D17]" office:value-type="float" office:value="0.000694444444444444" calcext:value-type="float">
            <text:p>0,0006944444444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5.99" calcext:value-type="float">
            <text:p>5,99</text:p>
          </table:table-cell>
          <table:table-cell office:value-type="float" office:value="6.22" calcext:value-type="float">
            <text:p>6,22</text:p>
          </table:table-cell>
          <table:table-cell table:formula="of:=[.H17]-[.G17]"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40</text:p>
          </table:table-cell>
          <table:table-cell office:value-type="float" office:value="4.23" calcext:value-type="float">
            <text:p>4,23</text:p>
          </table:table-cell>
          <table:table-cell office:value-type="float" office:value="44.89" calcext:value-type="float">
            <text:p>44,89</text:p>
          </table:table-cell>
          <table:table-cell table:formula="of:=[.N17]-[.M17]" office:value-type="float" office:value="40.66" calcext:value-type="float">
            <text:p>40,66</text:p>
          </table:table-cell>
        </table:table-row>
        <table:table-row table:style-name="ro1">
          <table:table-cell table:number-columns-repeated="2"/>
          <table:table-cell table:formula="of:=([.E18]*[.F18])/[.D18]" office:value-type="float" office:value="0.0111111111111111" calcext:value-type="float">
            <text:p>0,011111111111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4.79" calcext:value-type="float">
            <text:p>4,79</text:p>
          </table:table-cell>
          <table:table-cell office:value-type="float" office:value="102.48" calcext:value-type="float">
            <text:p>102,48</text:p>
          </table:table-cell>
          <table:table-cell table:formula="of:=[.H18]-[.G18]" office:value-type="float" office:value="97.69" calcext:value-type="float">
            <text:p>97,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60</text:p>
          </table:table-cell>
          <table:table-cell office:value-type="float" office:value="2.32" calcext:value-type="float">
            <text:p>2,32</text:p>
          </table:table-cell>
          <table:table-cell office:value-type="float" office:value="7.21" calcext:value-type="float">
            <text:p>7,21</text:p>
          </table:table-cell>
          <table:table-cell table:formula="of:=[.N18]-[.M18]" office:value-type="float" office:value="4.89" calcext:value-type="float">
            <text:p>4,89</text:p>
          </table:table-cell>
        </table:table-row>
        <table:table-row table:style-name="ro1">
          <table:table-cell table:number-columns-repeated="2"/>
          <table:table-cell table:formula="of:=([.E19]*[.F19])/[.D19]" office:value-type="float" office:value="0.00555555555555556" calcext:value-type="float">
            <text:p>0,00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4.65" calcext:value-type="float">
            <text:p>4,65</text:p>
          </table:table-cell>
          <table:table-cell office:value-type="float" office:value="109.97" calcext:value-type="float">
            <text:p>109,97</text:p>
          </table:table-cell>
          <table:table-cell table:formula="of:=[.H19]-[.G19]" office:value-type="float" office:value="105.32" calcext:value-type="float">
            <text:p>105,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120</text:p>
          </table:table-cell>
          <table:table-cell office:value-type="float" office:value="2.81" calcext:value-type="float">
            <text:p>2,81</text:p>
          </table:table-cell>
          <table:table-cell office:value-type="float" office:value="8.63" calcext:value-type="float">
            <text:p>8,63</text:p>
          </table:table-cell>
          <table:table-cell table:formula="of:=[.N19]-[.M19]" office:value-type="float" office:value="5.82" calcext:value-type="float">
            <text:p>5,82</text:p>
          </table:table-cell>
        </table:table-row>
        <table:table-row table:style-name="ro1">
          <table:table-cell table:number-columns-repeated="2"/>
          <table:table-cell table:formula="of:=([.E20]*[.F20])/[.D20]" office:value-type="float" office:value="0.00277777777777778" calcext:value-type="float">
            <text:p>0,002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6.64" calcext:value-type="float">
            <text:p>6,64</text:p>
          </table:table-cell>
          <table:table-cell office:value-type="float" office:value="9.8" calcext:value-type="float">
            <text:p>9,8</text:p>
          </table:table-cell>
          <table:table-cell table:formula="of:=[.H20]-[.G20]" office:value-type="float" office:value="3.16" calcext:value-type="float">
            <text:p>3,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240</text:p>
          </table:table-cell>
          <table:table-cell office:value-type="float" office:value="4.43" calcext:value-type="float">
            <text:p>4,43</text:p>
          </table:table-cell>
          <table:table-cell office:value-type="float" office:value="10.37" calcext:value-type="float">
            <text:p>10,37</text:p>
          </table:table-cell>
          <table:table-cell table:formula="of:=[.N20]-[.M20]" office:value-type="float" office:value="5.94" calcext:value-type="float">
            <text:p>5,94</text:p>
          </table:table-cell>
        </table:table-row>
        <table:table-row table:style-name="ro1">
          <table:table-cell table:number-columns-repeated="2"/>
          <table:table-cell table:formula="of:=([.E21]*[.F21])/[.D21]" office:value-type="float" office:value="0.0138888888888889" calcext:value-type="float">
            <text:p>0,013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4.88" calcext:value-type="float">
            <text:p>4,88</text:p>
          </table:table-cell>
          <table:table-cell office:value-type="float" office:value="86.95" calcext:value-type="float">
            <text:p>86,95</text:p>
          </table:table-cell>
          <table:table-cell table:formula="of:=[.H21]-[.G21]" office:value-type="float" office:value="82.07" calcext:value-type="float">
            <text:p>82,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60</text:p>
          </table:table-cell>
          <table:table-cell office:value-type="float" office:value="2.42" calcext:value-type="float">
            <text:p>2,42</text:p>
          </table:table-cell>
          <table:table-cell office:value-type="float" office:value="3.35" calcext:value-type="float">
            <text:p>3,35</text:p>
          </table:table-cell>
          <table:table-cell table:formula="of:=[.N21]-[.M21]" office:value-type="float" office:value="0.93" calcext:value-type="float">
            <text:p>0,93</text:p>
          </table:table-cell>
        </table:table-row>
        <table:table-row table:style-name="ro1">
          <table:table-cell table:number-columns-repeated="2"/>
          <table:table-cell table:formula="of:=([.E22]*[.F22])/[.D22]" office:value-type="float" office:value="0.00694444444444444" calcext:value-type="float">
            <text:p>0,0069444444444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5.16" calcext:value-type="float">
            <text:p>5,16</text:p>
          </table:table-cell>
          <table:table-cell office:value-type="float" office:value="92.9" calcext:value-type="float">
            <text:p>92,9</text:p>
          </table:table-cell>
          <table:table-cell table:formula="of:=[.H22]-[.G22]" office:value-type="float" office:value="87.74" calcext:value-type="float">
            <text:p>87,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120</text:p>
          </table:table-cell>
          <table:table-cell office:value-type="float" office:value="4.07" calcext:value-type="float">
            <text:p>4,07</text:p>
          </table:table-cell>
          <table:table-cell office:value-type="float" office:value="18.51" calcext:value-type="float">
            <text:p>18,51</text:p>
          </table:table-cell>
          <table:table-cell table:formula="of:=[.N22]-[.M22]" office:value-type="float" office:value="14.44" calcext:value-type="float">
            <text:p>14,44</text:p>
          </table:table-cell>
        </table:table-row>
        <table:table-row table:style-name="ro1">
          <table:table-cell table:number-columns-repeated="2"/>
          <table:table-cell table:formula="of:=([.E23]*[.F23])/[.D23]" office:value-type="float" office:value="0.00347222222222222" calcext:value-type="float">
            <text:p>0,0034722222222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5.95" calcext:value-type="float">
            <text:p>5,95</text:p>
          </table:table-cell>
          <table:table-cell office:value-type="float" office:value="11.68" calcext:value-type="float">
            <text:p>11,68</text:p>
          </table:table-cell>
          <table:table-cell table:formula="of:=[.H23]-[.G23]" office:value-type="float" office:value="5.73" calcext:value-type="float">
            <text:p>5,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240</text:p>
          </table:table-cell>
          <table:table-cell office:value-type="float" office:value="5.01" calcext:value-type="float">
            <text:p>5,01</text:p>
          </table:table-cell>
          <table:table-cell office:value-type="float" office:value="40.16" calcext:value-type="float">
            <text:p>40,16</text:p>
          </table:table-cell>
          <table:table-cell table:formula="of:=[.N23]-[.M23]" office:value-type="float" office:value="35.15" calcext:value-type="float">
            <text:p>35,15</text:p>
          </table:table-cell>
        </table:table-row>
        <table:table-row table:style-name="ro1">
          <table:table-cell table:number-columns-repeated="2"/>
          <table:table-cell table:formula="of:=([.E24]*[.F24])/[.D24]" office:value-type="float" office:value="0.00416666666666667" calcext:value-type="float">
            <text:p>0,0041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10.48" calcext:value-type="float">
            <text:p>10,48</text:p>
          </table:table-cell>
          <table:table-cell office:value-type="float" office:value="18.92" calcext:value-type="float">
            <text:p>18,92</text:p>
          </table:table-cell>
          <table:table-cell table:formula="of:=[.H24]-[.G24]" office:value-type="float" office:value="8.44" calcext:value-type="float">
            <text:p>8,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60</text:p>
          </table:table-cell>
          <table:table-cell office:value-type="float" office:value="5.65" calcext:value-type="float">
            <text:p>5,65</text:p>
          </table:table-cell>
          <table:table-cell office:value-type="float" office:value="19.23" calcext:value-type="float">
            <text:p>19,23</text:p>
          </table:table-cell>
          <table:table-cell table:formula="of:=[.N24]-[.M24]" office:value-type="float" office:value="13.58" calcext:value-type="float">
            <text:p>13,58</text:p>
          </table:table-cell>
        </table:table-row>
        <table:table-row table:style-name="ro1">
          <table:table-cell table:number-columns-repeated="2"/>
          <table:table-cell table:formula="of:=([.E25]*[.F25])/[.D25]" office:value-type="float" office:value="0.00208333333333333" calcext:value-type="float">
            <text:p>0,00208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10.35" calcext:value-type="float">
            <text:p>10,35</text:p>
          </table:table-cell>
          <table:table-cell office:value-type="float" office:value="13.08" calcext:value-type="float">
            <text:p>13,08</text:p>
          </table:table-cell>
          <table:table-cell table:formula="of:=[.H25]-[.G25]" office:value-type="float" office:value="2.73" calcext:value-type="float">
            <text:p>2,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20</text:p>
          </table:table-cell>
          <table:table-cell office:value-type="float" office:value="5.32" calcext:value-type="float">
            <text:p>5,32</text:p>
          </table:table-cell>
          <table:table-cell office:value-type="float" office:value="9.54" calcext:value-type="float">
            <text:p>9,54</text:p>
          </table:table-cell>
          <table:table-cell table:formula="of:=[.N25]-[.M25]" office:value-type="float" office:value="4.22" calcext:value-type="float">
            <text:p>4,22</text:p>
          </table:table-cell>
        </table:table-row>
        <table:table-row table:style-name="ro1">
          <table:table-cell table:number-columns-repeated="2"/>
          <table:table-cell table:formula="of:=([.E26]*[.F26])/[.D26]" office:value-type="float" office:value="0.00104166666666667" calcext:value-type="float">
            <text:p>0,001041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9.62" calcext:value-type="float">
            <text:p>9,62</text:p>
          </table:table-cell>
          <table:table-cell office:value-type="float" office:value="10.8" calcext:value-type="float">
            <text:p>10,8</text:p>
          </table:table-cell>
          <table:table-cell table:formula="of:=[.H26]-[.G26]" office:value-type="float" office:value="1.18" calcext:value-type="float">
            <text:p>1,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40</text:p>
          </table:table-cell>
          <table:table-cell office:value-type="float" office:value="5.12" calcext:value-type="float">
            <text:p>5,12</text:p>
          </table:table-cell>
          <table:table-cell office:value-type="float" office:value="6.32" calcext:value-type="float">
            <text:p>6,32</text:p>
          </table:table-cell>
          <table:table-cell table:formula="of:=[.N26]-[.M26]" office:value-type="float" office:value="1.2" calcext:value-type="float">
            <text:p>1,2</text:p>
          </table:table-cell>
        </table:table-row>
        <table:table-row table:style-name="ro1">
          <table:table-cell table:number-columns-repeated="2"/>
          <table:table-cell table:formula="of:=([.E27]*[.F27])/[.D27]" office:value-type="float" office:value="0.0166666666666667" calcext:value-type="float">
            <text:p>0,01666666666666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3.69" calcext:value-type="float">
            <text:p>3,69</text:p>
          </table:table-cell>
          <table:table-cell office:value-type="float" office:value="45.53" calcext:value-type="float">
            <text:p>45,53</text:p>
          </table:table-cell>
          <table:table-cell table:formula="of:=[.H27]-[.G27]" office:value-type="float" office:value="41.84" calcext:value-type="float">
            <text:p>41,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/60</text:p>
          </table:table-cell>
          <table:table-cell office:value-type="float" office:value="2.77" calcext:value-type="float">
            <text:p>2,77</text:p>
          </table:table-cell>
          <table:table-cell office:value-type="float" office:value="6.82" calcext:value-type="float">
            <text:p>6,82</text:p>
          </table:table-cell>
          <table:table-cell table:formula="of:=[.N27]-[.M27]" office:value-type="float" office:value="4.05" calcext:value-type="float">
            <text:p>4,05</text:p>
          </table:table-cell>
        </table:table-row>
        <table:table-row table:style-name="ro1">
          <table:table-cell table:number-columns-repeated="2"/>
          <table:table-cell table:formula="of:=([.E28]*[.F28])/[.D28]" office:value-type="float" office:value="0.00833333333333333" calcext:value-type="float">
            <text:p>0,0083333333333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4.64" calcext:value-type="float">
            <text:p>4,64</text:p>
          </table:table-cell>
          <table:table-cell office:value-type="float" office:value="107.68" calcext:value-type="float">
            <text:p>107,68</text:p>
          </table:table-cell>
          <table:table-cell table:formula="of:=[.H28]-[.G28]" office:value-type="float" office:value="103.04" calcext:value-type="float">
            <text:p>103,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/120</text:p>
          </table:table-cell>
          <table:table-cell office:value-type="float" office:value="3.22" calcext:value-type="float">
            <text:p>3,22</text:p>
          </table:table-cell>
          <table:table-cell office:value-type="float" office:value="10.93" calcext:value-type="float">
            <text:p>10,93</text:p>
          </table:table-cell>
          <table:table-cell table:formula="of:=[.N28]-[.M28]" office:value-type="float" office:value="7.71" calcext:value-type="float">
            <text:p>7,71</text:p>
          </table:table-cell>
        </table:table-row>
        <table:table-row table:style-name="ro1">
          <table:table-cell table:number-columns-repeated="2"/>
          <table:table-cell table:formula="of:=([.E29]*[.F29])/[.D29]" office:value-type="float" office:value="0.00416666666666667" calcext:value-type="float">
            <text:p>0,00416666666666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9.75" calcext:value-type="float">
            <text:p>9,75</text:p>
          </table:table-cell>
          <table:table-cell office:value-type="float" office:value="15.8" calcext:value-type="float">
            <text:p>15,8</text:p>
          </table:table-cell>
          <table:table-cell table:formula="of:=[.H29]-[.G29]" office:value-type="float" office:value="6.05" calcext:value-type="float">
            <text:p>6,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/240</text:p>
          </table:table-cell>
          <table:table-cell office:value-type="float" office:value="4.98" calcext:value-type="float">
            <text:p>4,98</text:p>
          </table:table-cell>
          <table:table-cell office:value-type="float" office:value="14.46" calcext:value-type="float">
            <text:p>14,46</text:p>
          </table:table-cell>
          <table:table-cell table:formula="of:=[.N29]-[.M29]" office:value-type="float" office:value="9.48" calcext:value-type="float">
            <text:p>9,48</text:p>
          </table:table-cell>
        </table:table-row>
        <table:table-row table:style-name="ro1">
          <table:table-cell table:number-columns-repeated="2"/>
          <table:table-cell table:formula="of:=([.E30]*[.F30])/[.D30]" office:value-type="float" office:value="0.0208333333333333" calcext:value-type="float">
            <text:p>0,0208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3.41" calcext:value-type="float">
            <text:p>3,41</text:p>
          </table:table-cell>
          <table:table-cell office:value-type="float" office:value="21.41" calcext:value-type="float">
            <text:p>21,41</text:p>
          </table:table-cell>
          <table:table-cell table:formula="of:=[.H30]-[.G30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60</text:p>
          </table:table-cell>
          <table:table-cell office:value-type="float" office:value="2.28" calcext:value-type="float">
            <text:p>2,28</text:p>
          </table:table-cell>
          <table:table-cell office:value-type="float" office:value="4.38" calcext:value-type="float">
            <text:p>4,38</text:p>
          </table:table-cell>
          <table:table-cell table:formula="of:=[.N30]-[.M30]" office:value-type="float" office:value="2.1" calcext:value-type="float">
            <text:p>2,1</text:p>
          </table:table-cell>
        </table:table-row>
        <table:table-row table:style-name="ro1">
          <table:table-cell table:number-columns-repeated="2"/>
          <table:table-cell table:formula="of:=([.E31]*[.F31])/[.D31]" office:value-type="float" office:value="0.0104166666666667" calcext:value-type="float">
            <text:p>0,0104166666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/120" office:value-type="float" office:value="0.00833333333333333" calcext:value-type="float">
            <text:p>0,008333333333333</text:p>
          </table:table-cell>
          <table:table-cell office:value-type="float" office:value="8.16" calcext:value-type="float">
            <text:p>8,16</text:p>
          </table:table-cell>
          <table:table-cell office:value-type="float" office:value="138.82" calcext:value-type="float">
            <text:p>138,82</text:p>
          </table:table-cell>
          <table:table-cell table:formula="of:=[.H31]-[.G31]" office:value-type="float" office:value="130.66" calcext:value-type="float">
            <text:p>130,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120</text:p>
          </table:table-cell>
          <table:table-cell office:value-type="float" office:value="4.12" calcext:value-type="float">
            <text:p>4,12</text:p>
          </table:table-cell>
          <table:table-cell office:value-type="float" office:value="8.91" calcext:value-type="float">
            <text:p>8,91</text:p>
          </table:table-cell>
          <table:table-cell table:formula="of:=[.N31]-[.M31]" office:value-type="float" office:value="4.79" calcext:value-type="float">
            <text:p>4,79</text:p>
          </table:table-cell>
        </table:table-row>
        <table:table-row table:style-name="ro1">
          <table:table-cell table:number-columns-repeated="2"/>
          <table:table-cell table:formula="of:=([.E32]*[.F32])/[.D32]" office:value-type="float" office:value="0.00520833333333333" calcext:value-type="float">
            <text:p>0,0052083333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/240" office:value-type="float" office:value="0.00416666666666667" calcext:value-type="float">
            <text:p>0,004166666666667</text:p>
          </table:table-cell>
          <table:table-cell office:value-type="float" office:value="8" calcext:value-type="float">
            <text:p>8</text:p>
          </table:table-cell>
          <table:table-cell office:value-type="float" office:value="18.41" calcext:value-type="float">
            <text:p>18,41</text:p>
          </table:table-cell>
          <table:table-cell table:formula="of:=[.H32]-[.G32]" office:value-type="float" office:value="10.41" calcext:value-type="float">
            <text:p>10,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240</text:p>
          </table:table-cell>
          <table:table-cell table:style-name="ce6" office:value-type="float" office:value="2.78" calcext:value-type="float">
            <text:p>2,78</text:p>
          </table:table-cell>
          <table:table-cell office:value-type="float" office:value="5.5" calcext:value-type="float">
            <text:p>5,5</text:p>
          </table:table-cell>
          <table:table-cell table:formula="of:=[.N32]-[.M32]" office:value-type="float" office:value="2.72" calcext:value-type="float">
            <text:p>2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25:20.4947292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7:20:24.272197538</meta:creation-date>
    <dc:date>2020-04-30T00:42:13.207384186</dc:date>
    <meta:editing-duration>PT3H7M7S</meta:editing-duration>
    <meta:editing-cycles>3</meta:editing-cycles>
    <meta:generator>LibreOffice/6.0.7.3$Linux_X86_64 LibreOffice_project/00m0$Build-3</meta:generator>
    <meta:document-statistic meta:table-count="1" meta:cell-count="363" meta:object-count="0"/>
  </office:meta>
</office:document-meta>
</file>